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### Problem Statement Namastesql(ANKIT BANSAL) </text:span></text:p>
      <text:p text:style-name="P1"><text:span text:style-name="T1"/></text:p>
      <text:p text:style-name="P1"><text:span text:style-name="T1">Question-<text:s text:c="2"/>2 Product Category</text:span></text:p>
      <text:p text:style-name="P1"><text:span text:style-name="T1"/></text:p>
      <text:p text:style-name="P1"><text:span text:style-name="T1">You are provided with a table named Products containing information about various products, including their names and prices. </text:span></text:p>
      <text:p text:style-name="P1"><text:span text:style-name="T1"/></text:p>
      <text:p text:style-name="P1"><text:span text:style-name="T1">##Write a SQL query to count number of products in each category based on its price into three categories below. Display the output in descending order of no of products.##</text:span></text:p>
      <text:p text:style-name="P1"><text:span text:style-name="T1"/></text:p>
      <text:p text:style-name="P1"><text:span text:style-name="T1"><text:s/></text:span></text:p>
      <text:p text:style-name="P1"><text:span text:style-name="T1"/></text:p>
      <text:p text:style-name="P1"><text:span text:style-name="T1">1- "Low Price" for products with a price less than 100</text:span></text:p>
      <text:p text:style-name="P1"><text:span text:style-name="T1">2- "Medium Price" for products with a price between 100 and 500 (inclusive)</text:span></text:p>
      <text:p text:style-name="P1"><text:span text:style-name="T1">3- "High Price" for products with a price greater than 500.</text:span></text:p>
      <text:p text:style-name="P1"><text:span text:style-name="T1"/></text:p>
      <text:p text:style-name="P1"><text:span text:style-name="T1"/></text:p>
      <text:p text:style-name="P1"><text:span text:style-name="T1">### Solution Query</text:span></text:p>
      <text:p text:style-name="P1"><text:span text:style-name="T1"/></text:p>
      <text:p text:style-name="P1"><text:span text:style-name="T1">```sql</text:span></text:p>
      <text:p text:style-name="P1"><text:span text:style-name="T1">WITH cte AS (</text:span></text:p>
      <text:p text:style-name="P1"><text:span text:style-name="T1"><text:s text:c="2"/>SELECT </text:span></text:p>
      <text:p text:style-name="P1"><text:span text:style-name="T1"><text:s text:c="4"/>product_id, product_name, price,</text:span></text:p>
      <text:p text:style-name="P1"><text:span text:style-name="T1"><text:s text:c="4"/>CASE</text:span></text:p>
      <text:p text:style-name="P1"><text:span text:style-name="T1"><text:s text:c="6"/>WHEN price &lt; 100 THEN 'Low Price'</text:span></text:p>
      <text:p text:style-name="P1"><text:span text:style-name="T1"><text:s text:c="6"/>WHEN price BETWEEN 100 AND 500 THEN 'Medium Price'</text:span></text:p>
      <text:p text:style-name="P1"><text:span text:style-name="T1"><text:s text:c="6"/>ELSE 'High Price'</text:span></text:p>
      <text:p text:style-name="P1"><text:span text:style-name="T1"><text:s text:c="4"/>END AS category</text:span></text:p>
      <text:p text:style-name="P1"><text:span text:style-name="T1"><text:s text:c="2"/>FROM products</text:span></text:p>
      <text:p text:style-name="P1"><text:span text:style-name="T1">)</text:span></text:p>
      <text:p text:style-name="P1"><text:span text:style-name="T1">SELECT </text:span></text:p>
      <text:p text:style-name="P1"><text:span text:style-name="T1"><text:s text:c="2"/>category, </text:span></text:p>
      <text:p text:style-name="P1"><text:span text:style-name="T1"><text:s text:c="2"/>COUNT(*) AS no_products </text:span></text:p>
      <text:p text:style-name="P1"><text:span text:style-name="T1">FROM cte</text:span></text:p>
      <text:p text:style-name="P1"><text:span text:style-name="T1">GROUP BY category</text:span></text:p>
      <text:p text:style-name="P1"><text:span text:style-name="T1">ORDER BY no_products DESC;</text:span></text:p>
      <text:p text:style-name="P1"><text:span text:style-name="T1">```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